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3875in" fo:margin-left="-0.075in" table:align="left" style:writing-mode="lr-tb"/>
    </style:style>
    <style:style style:name="Table1.A" style:family="table-column">
      <style:table-column-properties style:column-width="1.2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8" style:family="table-row">
      <style:table-row-properties style:min-row-height="0.35in" style:keep-together="true" fo:keep-together="auto"/>
    </style:style>
    <style:style style:name="Table1.A8" style:family="table-cell">
      <style:table-cell-properties style:vertical-align="top" fo:padding-left="0.075in" fo:padding-right="0.075in" fo:padding-top="0in" fo:padding-bottom="0in" fo:border-left="none" fo:border-right="none" fo:border-top="none" fo:border-bottom="0.0069in solid #000000" style:writing-mode="lr-tb"/>
    </style:style>
    <style:style style:name="P1" style:family="paragraph" style:parent-style-name="Standard">
      <style:paragraph-properties fo:margin-left="0in" fo:margin-right="0.0016in" fo:text-indent="0in" style:auto-text-indent="false"/>
      <style:text-properties fo:color="#000000" style:font-name="Arial" fo:font-size="10pt" style:font-size-asian="10pt" style:font-name-complex="Arial" style:font-size-complex="10pt"/>
    </style:style>
    <style:style style:name="P2" style:family="paragraph" style:parent-style-name="Standard">
      <style:paragraph-properties fo:margin-left="0in" fo:margin-right="0.0016in" fo:text-indent="0in" style:auto-text-indent="false">
        <style:tab-stops>
          <style:tab-stop style:position="0.4925in"/>
        </style:tab-stops>
      </style:paragraph-properties>
      <style:text-properties fo:color="#000000"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fo:margin-left="0in" fo:margin-right="0.0016in" fo:text-indent="0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4" style:family="paragraph" style:parent-style-name="Standard">
      <style:paragraph-properties fo:margin-left="0in" fo:margin-right="0.0016in" fo:text-align="end" style:justify-single-word="false" fo:text-indent="0in" style:auto-text-indent="false"/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P5" style:family="paragraph" style:parent-style-name="Standard">
      <style:paragraph-properties fo:margin-left="0in" fo:margin-right="0.0016in" fo:text-indent="0in" style:auto-text-indent="false">
        <style:tab-stops>
          <style:tab-stop style:position="1.4772in"/>
          <style:tab-stop style:position="1.6736in"/>
        </style:tab-stops>
      </style:paragraph-properties>
      <style:text-properties fo:color="#000000" style:font-name="Arial" fo:font-size="10pt" fo:language="id" fo:country="ID" style:font-size-asian="10pt" style:font-name-complex="Arial" style:font-size-complex="10pt"/>
    </style:style>
    <style:style style:name="P6" style:family="paragraph" style:parent-style-name="Standard">
      <style:paragraph-properties fo:margin-left="0in" fo:margin-right="0.0016in" fo:text-align="end" style:justify-single-word="false" fo:text-indent="0in" style:auto-text-indent="false"/>
      <style:text-properties fo:color="#000000" style:font-name="Arial" fo:font-size="10pt" fo:language="en" fo:country="US" style:font-size-asian="10pt" style:font-name-complex="Arial" style:font-size-complex="10pt" style:font-weight-complex="bold"/>
    </style:style>
    <style:style style:name="P7" style:family="paragraph" style:parent-style-name="Standard">
      <style:paragraph-properties fo:margin-left="0in" fo:margin-right="0.0016in" fo:text-align="justify" style:justify-single-word="false" fo:text-indent="0in" style:auto-text-indent="false">
        <style:tab-stops>
          <style:tab-stop style:position="0.8752in"/>
          <style:tab-stop style:position="1.25in"/>
        </style:tab-stops>
      </style:paragraph-properties>
      <style:text-properties fo:color="#000000" style:font-name="Arial" fo:font-size="9pt" fo:language="fi" fo:country="FI" style:text-underline-style="solid" style:text-underline-width="auto" style:text-underline-color="font-color" style:font-size-asian="9pt" style:font-name-complex="Arial" style:font-size-complex="9pt"/>
    </style:style>
    <style:style style:name="P8" style:family="paragraph" style:parent-style-name="Standard">
      <style:paragraph-properties fo:margin-left="0in" fo:margin-right="0.0016in" fo:text-align="justify" style:justify-single-word="false" fo:text-indent="0in" style:auto-text-indent="false">
        <style:tab-stops>
          <style:tab-stop style:position="0.8752in"/>
          <style:tab-stop style:position="1.25in"/>
        </style:tab-stops>
      </style:paragraph-properties>
      <style:text-properties fo:color="#000000" style:font-name="Arial" fo:font-size="9pt" fo:language="id" fo:country="ID" style:text-underline-style="solid" style:text-underline-width="auto" style:text-underline-color="font-color" style:font-size-asian="9pt" style:font-name-complex="Arial" style:font-size-complex="9pt" style:font-weight-complex="bold"/>
    </style:style>
    <style:style style:name="P9" style:family="paragraph" style:parent-style-name="Standard">
      <style:paragraph-properties fo:margin-left="0in" fo:margin-right="0.0016in" fo:text-align="justify" style:justify-single-word="false" fo:text-indent="0in" style:auto-text-indent="false">
        <style:tab-stops>
          <style:tab-stop style:position="0.2957in"/>
        </style:tab-stops>
      </style:paragraph-properties>
      <style:text-properties fo:color="#000000" style:font-name="Arial" fo:font-size="9pt" fo:font-style="italic" style:font-size-asian="9pt" style:font-style-asian="italic" style:font-name-complex="Arial" style:font-size-complex="9pt"/>
    </style:style>
    <style:style style:name="P10" style:family="paragraph" style:parent-style-name="Standard">
      <style:paragraph-properties fo:margin-left="0in" fo:margin-right="0.0016in" fo:text-indent="0in" style:auto-text-indent="false">
        <style:tab-stops>
          <style:tab-stop style:position="0.4925in"/>
        </style:tab-stops>
      </style:paragraph-properties>
    </style:style>
    <style:style style:name="P11" style:family="paragraph" style:parent-style-name="Standard">
      <style:paragraph-properties fo:margin-left="0in" fo:margin-right="0.0016in" fo:text-align="justify" style:justify-single-word="false" fo:text-indent="0in" style:auto-text-indent="false">
        <style:tab-stops>
          <style:tab-stop style:position="0.4925in"/>
        </style:tab-stops>
      </style:paragraph-properties>
    </style:style>
    <style:style style:name="P12" style:family="paragraph" style:parent-style-name="Standard">
      <style:paragraph-properties fo:margin-left="0in" fo:margin-right="0.0016in" fo:text-align="justify" style:justify-single-word="false" fo:text-indent="0in" style:auto-text-indent="false">
        <style:tab-stops>
          <style:tab-stop style:position="0.8752in"/>
          <style:tab-stop style:position="1.25in"/>
        </style:tab-stops>
      </style:paragraph-properties>
    </style:style>
    <style:style style:name="P13" style:family="paragraph" style:parent-style-name="Standard">
      <style:paragraph-properties fo:margin-left="0in" fo:margin-right="0.0016in" fo:text-align="justify" style:justify-single-word="false" fo:text-indent="0in" style:auto-text-indent="false">
        <style:tab-stops>
          <style:tab-stop style:position="0.2957in"/>
        </style:tab-stops>
      </style:paragraph-properties>
    </style:style>
    <style:style style:name="P14" style:family="paragraph" style:parent-style-name="Standard">
      <style:paragraph-properties fo:margin-left="0in" fo:margin-right="0.0016in" fo:margin-top="0.0835in" fo:margin-bottom="0in" fo:text-indent="0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15" style:family="paragraph" style:parent-style-name="Standard" style:master-page-name="Standard">
      <style:paragraph-properties fo:margin-left="0in" fo:margin-right="0.0016in" fo:text-indent="0in" style:auto-text-indent="false" style:page-number="auto"/>
      <style:text-properties fo:color="#000000" style:font-name="Arial" fo:font-size="10pt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16" style:family="paragraph" style:parent-style-name="Standard">
      <style:paragraph-properties fo:margin-left="0in" fo:margin-right="0.0791in" fo:text-indent="0in" style:auto-text-indent="false"/>
    </style:style>
    <style:style style:name="P17" style:family="paragraph" style:parent-style-name="Standard">
      <style:paragraph-properties fo:margin-left="0in" fo:margin-right="0.0791in" fo:text-indent="0in" style:auto-text-indent="false">
        <style:tab-stops>
          <style:tab-stop style:position="2.5in"/>
        </style:tab-stops>
      </style:paragraph-properties>
      <style:text-properties fo:color="#000000" style:font-name="Arial" fo:font-size="9pt" fo:language="en" fo:country="US" style:text-underline-style="solid" style:text-underline-width="auto" style:text-underline-color="font-color" fo:background-color="#ffff00" style:font-size-asian="9pt" style:font-name-complex="Arial" style:font-size-complex="9pt"/>
    </style:style>
    <style:style style:name="P18" style:family="paragraph" style:parent-style-name="Standard">
      <style:paragraph-properties fo:margin-left="0in" fo:margin-right="0.0791in" fo:text-align="center" style:justify-single-word="false" fo:text-indent="0in" style:auto-text-indent="false"/>
      <style:text-properties fo:color="#000000" style:font-name="Arial" fo:font-size="9pt" fo:language="id" fo:country="ID" style:text-underline-style="solid" style:text-underline-width="auto" style:text-underline-color="font-color" style:font-size-asian="9pt" style:font-name-complex="Arial" style:font-size-complex="9pt" style:font-weight-complex="bold"/>
    </style:style>
    <style:style style:name="P19" style:family="paragraph" style:parent-style-name="Standard">
      <style:paragraph-properties fo:margin-left="0in" fo:margin-right="0.0791in" fo:text-align="center" style:justify-single-word="false" fo:text-indent="0in" style:auto-text-indent="false"/>
      <style:text-properties fo:color="#000000" style:font-name="Arial" fo:font-size="10pt" style:font-size-asian="10pt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.0791in" fo:text-indent="0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21" style:family="paragraph" style:parent-style-name="Standard">
      <style:paragraph-properties fo:margin-left="0in" fo:margin-right="0.0791in" fo:text-align="center" style:justify-single-word="false" fo:text-indent="0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22" style:family="paragraph" style:parent-style-name="Standard">
      <style:paragraph-properties fo:margin-left="0in" fo:margin-right="0.0791in" fo:text-indent="0in" style:auto-text-indent="false"/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P23" style:family="paragraph" style:parent-style-name="Standard">
      <style:paragraph-properties fo:margin-left="0in" fo:margin-right="0.0791in" fo:text-indent="0in" style:auto-text-indent="false"/>
      <style:text-properties fo:color="#000000" style:font-name="Arial" fo:font-size="10pt" fo:language="en" fo:country="US" style:font-size-asian="10pt" style:font-name-complex="Arial" style:font-size-complex="10pt"/>
    </style:style>
    <style:style style:name="P24" style:family="paragraph" style:parent-style-name="Standard">
      <style:paragraph-properties fo:margin-left="0in" fo:margin-right="-0.0752in" fo:text-indent="0in" style:auto-text-indent="false"/>
    </style:style>
    <style:style style:name="P25" style:family="paragraph" style:parent-style-name="Standard">
      <style:paragraph-properties fo:margin-left="0in" fo:margin-right="-0.0752in" fo:text-align="center" style:justify-single-word="false" fo:text-indent="0in" style:auto-text-indent="false"/>
    </style:style>
    <style:style style:name="P26" style:family="paragraph" style:parent-style-name="Standard">
      <style:paragraph-properties fo:margin-left="0in" fo:margin-right="-0.0752in" fo:text-align="justify" style:justify-single-word="false" fo:text-indent="0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27" style:family="paragraph" style:parent-style-name="Standard">
      <style:paragraph-properties fo:margin-left="0in" fo:margin-right="-0.0752in" fo:text-align="justify" style:justify-single-word="false" fo:text-indent="0in" style:auto-text-indent="false"/>
    </style:style>
    <style:style style:name="P28" style:family="paragraph" style:parent-style-name="Standard" style:list-style-name="WW8Num4">
      <style:paragraph-properties fo:margin-left="0.8752in" fo:margin-right="0.0016in" fo:text-indent="-0.8752in" style:auto-text-indent="false">
        <style:tab-stops>
          <style:tab-stop style:position="0.3752in"/>
        </style:tab-stops>
      </style:paragraph-properties>
    </style:style>
    <style:style style:name="P29" style:family="paragraph" style:parent-style-name="Standard" style:list-style-name="WW8Num4">
      <style:paragraph-properties fo:margin-left="0.8752in" fo:margin-right="0.0016in" fo:text-indent="-0.8752in" style:auto-text-indent="false">
        <style:tab-stops>
          <style:tab-stop style:position="0.3752in"/>
        </style:tab-stops>
      </style:paragraph-properties>
      <style:text-properties fo:color="#000000" style:font-name="Arial" fo:font-size="10pt" style:font-size-asian="10pt" style:font-name-complex="Arial" style:font-size-complex="10pt" style:font-weight-complex="bold"/>
    </style:style>
    <style:style style:name="P30" style:family="paragraph" style:parent-style-name="Standard" style:list-style-name="WW8Num4">
      <style:paragraph-properties fo:margin-left="0.8752in" fo:margin-right="0.0016in" fo:text-indent="-0.8752in" style:auto-text-indent="false">
        <style:tab-stops>
          <style:tab-stop style:position="0.3752in"/>
          <style:tab-stop style:position="1.4772in"/>
          <style:tab-stop style:position="1.6736in"/>
        </style:tab-stops>
      </style:paragraph-properties>
      <style:text-properties fo:color="#000000" style:font-name="Arial" fo:font-size="10pt" style:font-size-asian="10pt" style:font-name-complex="Arial" style:font-size-complex="10pt" style:font-weight-complex="bold"/>
    </style:style>
    <style:style style:name="P31" style:family="paragraph" style:parent-style-name="Standard" style:list-style-name="WW8Num4">
      <style:paragraph-properties fo:margin-left="0.8752in" fo:margin-right="0.0016in" fo:text-indent="-0.8752in" style:auto-text-indent="false">
        <style:tab-stops>
          <style:tab-stop style:position="0.4374in"/>
        </style:tab-stops>
      </style:paragraph-properties>
    </style:style>
    <style:style style:name="P32" style:family="paragraph" style:parent-style-name="Standard" style:list-style-name="WW8Num4" style:master-page-name="Convert_20_1">
      <style:paragraph-properties fo:margin-left="0.8752in" fo:margin-right="0.0016in" fo:text-indent="-0.8752in" style:auto-text-indent="false" style:page-number="auto">
        <style:tab-stops>
          <style:tab-stop style:position="0.3752in"/>
        </style:tab-stops>
      </style:paragraph-properties>
      <style:text-properties fo:color="#000000" style:font-name="Arial" fo:font-size="10pt" style:font-size-asian="10pt" style:font-name-complex="Arial" style:font-size-complex="10pt" style:font-weight-complex="bold"/>
    </style:style>
    <style:style style:name="P33" style:family="paragraph" style:parent-style-name="Standard" style:list-style-name="WW8Num4">
      <style:paragraph-properties fo:margin-left="2.1252in" fo:margin-right="0.0016in" fo:text-align="justify" style:justify-single-word="false" fo:text-indent="-1.7311in" style:auto-text-indent="false">
        <style:tab-stops>
          <style:tab-stop style:position="0.5909in"/>
          <style:tab-stop style:position="1.0835in"/>
          <style:tab-stop style:position="1.4772in"/>
          <style:tab-stop style:position="1.6736in"/>
        </style:tab-stops>
      </style:paragraph-properties>
    </style:style>
    <style:style style:name="P34" style:family="paragraph" style:parent-style-name="Standard">
      <style:paragraph-properties fo:margin-left="0.3752in" fo:margin-right="0.0016in" fo:text-align="justify" style:justify-single-word="false" fo:text-indent="0in" style:auto-text-indent="false">
        <style:tab-stops>
          <style:tab-stop style:position="0.5909in"/>
          <style:tab-stop style:position="1.4772in"/>
          <style:tab-stop style:position="1.6736in"/>
        </style:tab-stops>
      </style:paragraph-properties>
    </style:style>
    <style:style style:name="P35" style:family="paragraph" style:parent-style-name="Standard">
      <style:paragraph-properties fo:margin-left="0.3752in" fo:margin-right="0.0016in" fo:margin-top="0.0835in" fo:margin-bottom="0in" fo:text-align="justify" style:justify-single-word="false" fo:text-indent="0in" style:auto-text-indent="false"/>
    </style:style>
    <style:style style:name="P36" style:family="paragraph" style:parent-style-name="Standard">
      <style:paragraph-properties fo:margin-left="0.3752in" fo:margin-right="0.0016in" fo:margin-top="0.0835in" fo:margin-bottom="0in" fo:text-align="justify" style:justify-single-word="false" fo:text-indent="0in" style:auto-text-indent="false"/>
      <style:text-properties fo:color="#000000" style:font-name="Arial" fo:font-size="10pt" style:font-size-asian="10pt" style:font-name-complex="Arial" style:font-size-complex="10pt"/>
    </style:style>
    <style:style style:name="P37" style:family="paragraph" style:parent-style-name="Standard">
      <style:paragraph-properties fo:margin-left="0.5909in" fo:margin-right="0.0016in" fo:text-align="justify" style:justify-single-word="false" fo:text-indent="-0.2161in" style:auto-text-indent="false">
        <style:tab-stops>
          <style:tab-stop style:position="0.7874in"/>
          <style:tab-stop style:position="1.4772in"/>
          <style:tab-stop style:position="1.5in"/>
          <style:tab-stop style:position="1.6252in"/>
          <style:tab-stop style:position="1.6736in"/>
        </style:tab-stops>
      </style:paragraph-properties>
    </style:style>
    <style:style style:name="P38" style:family="paragraph" style:parent-style-name="Standard" style:list-style-name="WW8Num4">
      <style:paragraph-properties fo:margin-left="0.5909in" fo:margin-right="0.0016in" fo:text-indent="-0.1972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39" style:family="paragraph" style:parent-style-name="Standard">
      <style:paragraph-properties fo:margin-left="1.25in" fo:margin-right="0.0016in" fo:text-align="justify" style:justify-single-word="false" fo:text-indent="-0.8752in" style:auto-text-indent="false"/>
      <style:text-properties fo:color="#000000" style:font-name="Arial" fo:font-size="10pt" style:font-size-asian="10pt" style:font-name-complex="Arial" style:font-size-complex="10pt"/>
    </style:style>
    <style:style style:name="P40" style:family="paragraph" style:parent-style-name="Standard">
      <style:paragraph-properties fo:margin-left="0.3937in" fo:margin-right="0.0016in" fo:margin-top="0.0835in" fo:margin-bottom="0in" fo:text-align="justify" style:justify-single-word="false" fo:text-indent="0in" style:auto-text-indent="false"/>
    </style:style>
    <style:style style:name="P41" style:family="paragraph" style:parent-style-name="Standard">
      <style:paragraph-properties fo:margin-left="0.3937in" fo:margin-right="0.0016in" fo:text-align="justify" style:justify-single-word="false" fo:text-indent="0in" style:auto-text-indent="false"/>
    </style:style>
    <style:style style:name="P42" style:family="paragraph" style:parent-style-name="Standard">
      <style:paragraph-properties fo:margin-left="0.378in" fo:margin-right="0.0016in" fo:text-indent="0.3701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43" style:family="paragraph" style:parent-style-name="Standard">
      <style:paragraph-properties fo:margin-left="0.3744in" fo:margin-right="0.0016in" fo:margin-top="0.0835in" fo:margin-bottom="0in" fo:text-indent="0in" style:auto-text-indent="false"/>
    </style:style>
    <style:style style:name="P44" style:family="paragraph" style:parent-style-name="Standard">
      <style:paragraph-properties fo:margin-left="0.3744in" fo:margin-right="0.0016in" fo:margin-top="0.0835in" fo:margin-bottom="0in" fo:text-indent="0in" style:auto-text-indent="false">
        <style:tab-stops>
          <style:tab-stop style:position="0.6252in"/>
        </style:tab-stops>
      </style:paragraph-properties>
      <style:text-properties fo:color="#000000" style:font-name="Arial" fo:font-size="10pt" style:font-size-asian="10pt" style:font-name-complex="Arial" style:font-size-complex="10pt"/>
    </style:style>
    <style:style style:name="P45" style:family="paragraph" style:parent-style-name="Standard">
      <style:paragraph-properties fo:margin-left="0.3744in" fo:margin-right="0.0016in" fo:text-indent="0in" style:auto-text-indent="false">
        <style:tab-stops>
          <style:tab-stop style:position="0.6252in"/>
        </style:tab-stops>
      </style:paragraph-properties>
      <style:text-properties fo:color="#000000" style:font-name="Arial" fo:font-size="10pt" style:font-size-asian="10pt" style:font-name-complex="Arial" style:font-size-complex="10pt"/>
    </style:style>
    <style:style style:name="P46" style:family="paragraph" style:parent-style-name="Standard">
      <style:paragraph-properties fo:margin-left="0.3744in" fo:margin-right="0.0016in" fo:text-indent="0in" style:auto-text-indent="false"/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P47" style:family="paragraph" style:parent-style-name="Standard" style:list-style-name="WW8Num2">
      <style:paragraph-properties fo:margin-left="0.6252in" fo:margin-right="0.0016in" fo:text-indent="-0.25in" style:auto-text-indent="false"/>
      <style:text-properties fo:color="#000000" style:font-name="Arial" fo:font-size="10pt" style:font-size-asian="10pt" style:font-name-complex="Arial" style:font-size-complex="10pt"/>
    </style:style>
    <style:style style:name="P48" style:family="paragraph" style:parent-style-name="Standard" style:list-style-name="WW8Num1">
      <style:paragraph-properties fo:margin-left="0.6898in" fo:margin-right="0.0016in" fo:text-align="justify" style:justify-single-word="false" fo:text-indent="-0.2957in" style:auto-text-indent="false"/>
    </style:style>
    <style:style style:name="P49" style:family="paragraph" style:parent-style-name="Standard">
      <style:paragraph-properties fo:margin-left="0.6898in" fo:margin-right="0.0016in" fo:text-align="justify" style:justify-single-word="false" fo:text-indent="0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50" style:family="paragraph" style:parent-style-name="Standard">
      <style:paragraph-properties fo:margin-left="0.4366in" fo:margin-right="0.0016in" fo:text-indent="0in" style:auto-text-indent="false"/>
      <style:text-properties fo:color="#000000" style:font-name="Arial" fo:font-size="10pt" style:font-size-asian="10pt" style:font-name-complex="Arial" style:font-size-complex="10pt"/>
    </style:style>
    <style:style style:name="P51" style:family="paragraph" style:parent-style-name="Standard">
      <style:paragraph-properties fo:margin-left="3.0626in" fo:margin-right="0.0016in" fo:text-align="center" style:justify-single-word="false" fo:text-indent="0in" style:auto-text-indent="false"/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P52" style:family="paragraph" style:parent-style-name="Standard">
      <style:paragraph-properties fo:margin-left="3.0626in" fo:margin-right="0.0016in" fo:text-align="center" style:justify-single-word="false" fo:text-indent="0in" style:auto-text-indent="false"/>
      <style:text-properties fo:color="#000000" style:font-name="Arial" fo:font-size="10pt" fo:language="fi" fo:country="FI" style:font-size-asian="10pt" style:font-name-complex="Arial" style:font-size-complex="10pt" style:font-weight-complex="bold"/>
    </style:style>
    <style:style style:name="P53" style:family="paragraph" style:parent-style-name="Standard">
      <style:paragraph-properties fo:margin-left="3.0626in" fo:margin-right="0.0016in" fo:text-align="center" style:justify-single-word="false" fo:text-indent="0in" style:auto-text-indent="false"/>
      <style:text-properties fo:color="#000000" style:font-name="Arial" fo:font-size="10pt" fo:language="fi" fo:country="FI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54" style:family="paragraph" style:parent-style-name="Standard" style:list-style-name="WW8Num3">
      <style:paragraph-properties fo:margin-left="0.25in" fo:margin-right="0.0016in" fo:text-align="justify" style:justify-single-word="false" fo:text-indent="-0.25in" style:auto-text-indent="false">
        <style:tab-stops/>
      </style:paragraph-properties>
    </style:style>
    <style:style style:name="P55" style:family="paragraph" style:parent-style-name="Standard">
      <style:paragraph-properties fo:margin-left="0.25in" fo:margin-right="0.0016in" fo:text-align="justify" style:justify-single-word="false" fo:text-indent="-0.25in" style:auto-text-indent="false"/>
      <style:text-properties fo:color="#000000" style:font-name="Arial" fo:font-size="9pt" fo:language="id" fo:country="ID" style:font-size-asian="9pt" style:font-name-complex="Arial" style:font-size-complex="9pt"/>
    </style:style>
    <style:style style:name="P56" style:family="paragraph" style:parent-style-name="Header">
      <style:paragraph-properties fo:margin-left="4.0626in" fo:margin-right="0in" fo:text-align="justify" style:justify-single-word="false" fo:text-indent="0in" style:auto-text-indent="false"/>
    </style:style>
    <style:style style:name="P57" style:family="paragraph" style:parent-style-name="Footer">
      <style:paragraph-properties fo:text-align="end" style:justify-single-word="false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language="id" fo:country="ID" style:font-size-asian="10pt" style:font-name-complex="Arial" style:font-size-complex="10pt"/>
    </style:style>
    <style:style style:name="T3" style:family="text">
      <style:text-properties style:font-name="Arial" fo:font-size="8pt" style:font-size-asian="8pt" style:font-name-complex="Arial" style:font-size-complex="9pt"/>
    </style:style>
    <style:style style:name="T4" style:family="text">
      <style:text-properties style:font-name="Arial" fo:font-size="8pt" fo:language="en" fo:country="US" style:font-size-asian="8pt" style:font-name-complex="Arial" style:font-size-complex="9pt"/>
    </style:style>
    <style:style style:name="T5" style:family="text">
      <style:text-properties fo:color="#000000" style:font-name="Arial" fo:font-size="10pt" fo:language="en" fo:country="US" style:font-size-asian="10pt" style:font-name-complex="Arial" style:font-size-complex="10pt"/>
    </style:style>
    <style:style style:name="T6" style:family="text">
      <style:text-properties fo:color="#000000" style:font-name="Arial" fo:font-size="10pt" fo:language="en" fo:country="US" style:font-size-asian="10pt" style:font-name-complex="Arial" style:font-size-complex="10pt" style:font-weight-complex="bold"/>
    </style:style>
    <style:style style:name="T7" style:family="text">
      <style:text-properties fo:color="#000000" style:font-name="Arial" fo:font-size="10pt" style:font-size-asian="10pt" style:font-name-complex="Arial" style:font-size-complex="10pt"/>
    </style:style>
    <style:style style:name="T8" style:family="text">
      <style:text-properties fo:color="#000000" style:font-name="Arial" fo:font-size="10pt" style:font-size-asian="10pt" style:font-name-complex="Arial" style:font-size-complex="10pt" style:font-weight-complex="bold"/>
    </style:style>
    <style:style style:name="T9" style:family="text">
      <style:text-properties fo:color="#000000" style:font-name="Arial" fo:font-size="10pt" fo:language="id" fo:country="ID" style:font-size-asian="10pt" style:font-name-complex="Arial" style:font-size-complex="10pt"/>
    </style:style>
    <style:style style:name="T10" style:family="text"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T11" style:family="text">
      <style:text-properties fo:color="#000000" style:font-name="Arial" fo:font-size="10pt" fo:language="fi" fo:country="FI" style:font-size-asian="10pt" style:font-name-complex="Arial" style:font-size-complex="10pt" style:font-weight-complex="bold"/>
    </style:style>
    <style:style style:name="T12" style:family="text">
      <style:text-properties fo:color="#000000" style:font-name="Arial" style:text-underline-style="solid" style:text-underline-width="auto" style:text-underline-color="font-color" style:font-name-complex="Arial" style:font-weight-complex="bold"/>
    </style:style>
    <style:style style:name="T13" style:family="text">
      <style:text-properties fo:color="#000000" style:font-name="Arial" fo:language="id" fo:country="ID" style:text-underline-style="solid" style:text-underline-width="auto" style:text-underline-color="font-color" style:font-name-complex="Arial" style:font-weight-complex="bold"/>
    </style:style>
    <style:style style:name="T14" style:family="text">
      <style:text-properties fo:color="#000000" style:font-name="Arial" fo:font-size="9pt" fo:language="fi" fo:country="FI" style:text-underline-style="solid" style:text-underline-width="auto" style:text-underline-color="font-color" style:font-size-asian="9pt" style:font-name-complex="Arial" style:font-size-complex="9pt"/>
    </style:style>
    <style:style style:name="T15" style:family="text">
      <style:text-properties fo:color="#000000" style:font-name="Arial" fo:font-size="9pt" fo:language="fi" fo:country="FI" style:font-size-asian="9pt" style:font-name-complex="Arial" style:font-size-complex="9pt"/>
    </style:style>
    <style:style style:name="T16" style:family="text">
      <style:text-properties fo:color="#000000" style:font-name="Arial" fo:font-size="9pt" style:font-size-asian="9pt" style:font-name-complex="Arial" style:font-size-complex="9pt"/>
    </style:style>
    <style:style style:name="T17" style:family="text">
      <style:text-properties fo:color="#000000" style:font-name="Arial" fo:font-size="9pt" fo:language="id" fo:country="ID" style:font-size-asian="9pt" style:font-name-complex="Arial" style:font-size-complex="9pt"/>
    </style:style>
    <style:style style:name="T18" style:family="text">
      <style:text-properties fo:color="#000000" style:font-name="Arial" fo:font-size="9pt" fo:language="id" fo:country="ID" fo:font-style="italic" style:text-underline-style="solid" style:text-underline-width="auto" style:text-underline-color="font-color" style:font-size-asian="9pt" style:font-style-asian="italic" style:font-name-complex="Arial" style:font-size-complex="9pt" style:font-weight-complex="bold"/>
    </style:style>
    <style:style style:name="T19" style:family="text">
      <style:text-properties fo:color="#000000" style:font-name="Arial" fo:font-size="9pt" fo:language="id" fo:country="ID" fo:font-style="italic" style:font-size-asian="9pt" style:font-style-asian="italic" style:font-name-complex="Arial" style:font-size-complex="9pt"/>
    </style:style>
    <style:style style:name="T20" style:family="text">
      <style:text-properties fo:color="#000000" style:font-name="Arial" fo:font-size="9pt" fo:language="id" fo:country="ID" fo:font-style="italic" style:font-size-asian="9pt" style:font-style-asian="italic" style:font-name-complex="Arial" style:font-size-complex="9pt" style:font-weight-complex="bold"/>
    </style:style>
    <style:style style:name="T21" style:family="text">
      <style:text-properties fo:color="#000000" style:font-name="Arial" fo:font-size="9pt" fo:language="en" fo:country="US" style:font-size-asian="9pt" style:font-name-complex="Arial" style:font-size-complex="9pt"/>
    </style:style>
    <style:style style:name="T22" style:family="text">
      <style:text-properties fo:color="#000000" style:font-name="Arial" fo:font-size="9pt" fo:font-style="italic" style:font-size-asian="9pt" style:font-style-asian="italic" style:font-name-complex="Arial" style:font-size-complex="9pt"/>
    </style:style>
    <style:style style:name="T23" style:family="text">
      <style:text-properties style:font-name="Tahoma" style:font-name-complex="Tahoma"/>
    </style:style>
    <style:style style:name="T24" style:family="text">
      <style:text-properties style:font-name="Tahoma" fo:language="id" fo:country="ID" style:font-name-complex="Tahom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KEJAKSAAN..................</text:p>
      <text:p text:style-name="P4">WAS-21</text:p>
      <text:p text:style-name="P6"/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5"><text:span text:style-name="T13">NOTA</text:span><text:span text:style-name="T12"> </text:span><text:span text:style-name="T13"><text:s/></text:span><text:span text:style-name="T12">DINAS</text:span></text:p>
            <text:p text:style-name="P18"/>
            <text:p text:style-name="P18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><text:span text:style-name="T9">Kepada</text:span><text:span text:style-name="T5"> Yth.</text:span>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6">JAKSA AGUNG </text:p>
          </table:table-cell>
        </table:table-row>
        <table:table-row table:style-name="Table1.1">
          <table:table-cell table:style-name="Table1.A1" office:value-type="string">
            <text:p text:style-name="P20">Dari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4"><text:span text:style-name="T9">J</text:span><text:span text:style-name="T5">aksa Agung Muda Pengawasan</text:span></text:p>
          </table:table-cell>
        </table:table-row>
        <table:table-row table:style-name="Table1.1">
          <table:table-cell table:style-name="Table1.A1" office:value-type="string">
            <text:p text:style-name="P20">Tanggal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4"><text:span text:style-name="T9">..................................................................................................</text:span><text:span text:style-name="T5">.......................</text:span><text:span text:style-name="T9">......</text:span></text:p>
          </table:table-cell>
        </table:table-row>
        <table:table-row table:style-name="Table1.1">
          <table:table-cell table:style-name="Table1.A1" office:value-type="string">
            <text:p text:style-name="P20">Nomor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4"><text:span text:style-name="T9">...................................................................................................</text:span><text:span text:style-name="T5">.....................</text:span><text:span text:style-name="T9">.......</text:span></text:p>
          </table:table-cell>
        </table:table-row>
        <table:table-row table:style-name="Table1.1">
          <table:table-cell table:style-name="Table1.A1" office:value-type="string">
            <text:p text:style-name="P20">Sifat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2">Rahasia</text:p>
          </table:table-cell>
        </table:table-row>
        <table:table-row table:style-name="Table1.1">
          <table:table-cell table:style-name="Table1.A1" office:value-type="string">
            <text:p text:style-name="P20">Lampiran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3">1 (satu) berkas.</text:p>
          </table:table-cell>
        </table:table-row>
        <table:table-row table:style-name="Table1.8">
          <table:table-cell table:style-name="Table1.A8" office:value-type="string">
            <text:p text:style-name="P20">Perihal</text:p>
          </table:table-cell>
          <table:table-cell table:style-name="Table1.A8" office:value-type="string">
            <text:p text:style-name="P21">:</text:p>
          </table:table-cell>
          <table:table-cell table:style-name="Table1.A8" office:value-type="string">
            <text:p text:style-name="P27"><text:span text:style-name="T10">Pertimbangan terhadap keberatan Terlapor atas </text:span><text:span text:style-name="T6">n</text:span><text:span text:style-name="T10">ama</text:span><text:span text:style-name="T6"> ……………………………</text:span></text:p>
          </table:table-cell>
        </table:table-row>
      </table:table>
      <text:p text:style-name="P19"><text:tab/><text:tab/><text:tab/><text:tab/><text:tab/><text:tab/><text:tab/><text:tab/><text:tab/><text:tab/></text:p>
      <text:p text:style-name="P11"><text:span text:style-name="T9"><text:tab/>Sehubungan dengan Nota Dinas .......</text:span><text:span text:style-name="T5"> </text:span><text:span text:style-name="T9">/ surat ........ *) Nomor : ....... tanggal ........ perihal Penyampaian keberatan</text:span><text:span text:style-name="T5"> dan tanggapan atas keberatan</text:span><text:span text:style-name="T9"> terhadap penjatuhan hukuman disiplin sedang Terlapor atas nama ..........</text:span><text:span text:style-name="T5"> </text:span><text:span text:style-name="T9">berupa</text:span><text:span text:style-name="T23"> </text:span><text:span text:style-name="T1">penundaan kenaikan gaji berkala selama 1 (satu) tahun</text:span><text:span text:style-name="T2"> / </text:span><text:span text:style-name="T1">penundaan kenaikan pangkat selama 1 (satu) tahun</text:span><text:span text:style-name="T24"> </text:span><text:span text:style-name="T9">*), setelah dilakukan penelitian dengan hormat disampaikan pertimbangan sebagai berikut <text:s/>: </text:span></text:p>
      <text:p text:style-name="P3"/>
      <text:list xml:id="list4111273070629584382" text:style-name="WW8Num4">
        <text:list-item>
          <text:p text:style-name="P29">TERLAPOR</text:p>
          <text:list>
            <text:list-item>
              <text:list>
                <text:list-item>
                  <text:list>
                    <text:list-item>
                      <text:p text:style-name="P33"><text:span text:style-name="T7">Nama<text:tab/></text:span><text:span text:style-name="T9"><text:tab/></text:span><text:span text:style-name="T7">:</text:span><text:span text:style-name="T9"><text:tab/></text:span><text:span text:style-name="T7">………………………………………………………………………………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><text:span text:style-name="T9"><text:tab/></text:span><text:span text:style-name="T7">Pangkat<text:tab/>:</text:span><text:span text:style-name="T9"><text:tab/></text:span><text:span text:style-name="T7">………………………………………………………………………………</text:span></text:p>
      <text:p text:style-name="P37"><text:span text:style-name="T9"><text:tab/></text:span><text:span text:style-name="T7">Nip / Nrp<text:tab/>:</text:span><text:span text:style-name="T9"><text:tab/></text:span><text:span text:style-name="T7">……………………………………………………………………………</text:span><text:span text:style-name="T9">....</text:span></text:p>
      <text:p text:style-name="P37"><text:span text:style-name="T9"><text:tab/></text:span><text:span text:style-name="T7">Jabatan<text:tab/>:</text:span><text:span text:style-name="T9"> <text:tab/></text:span><text:span text:style-name="T7">……………………………………………………………………………</text:span><text:span text:style-name="T9">....</text:span></text:p>
      <text:list xml:id="list36343079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p text:style-name="P38">..... Dst .........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36358901" text:continue-numbering="true" text:style-name="WW8Num4">
        <text:list-item>
          <text:p text:style-name="P30">PERMASALAHAN</text:p>
        </text:list-item>
      </text:list>
      <text:p text:style-name="P39">(Diisi secara singkat permasalahan yang dilaporkan). </text:p>
      <text:p text:style-name="P1"/>
      <text:list xml:id="list36350106" text:continue-numbering="true" text:style-name="WW8Num4">
        <text:list-item>
          <text:p text:style-name="P28"><text:span text:style-name="T8">HUKUMAN DISIPLIN YANG </text:span><text:span text:style-name="T10">TELAH </text:span><text:span text:style-name="T8">DIJATUHKAN</text:span></text:p>
        </text:list-item>
      </text:list>
      <text:p text:style-name="P40"><text:span text:style-name="T9">Berdasarkan Surat Keputusan </text:span><text:span text:style-name="T5">…..…..</text:span><text:span text:style-name="T7"> **) </text:span><text:span text:style-name="T9">Nomor</text:span><text:span text:style-name="T5"> :</text:span><text:span text:style-name="T9"> </text:span><text:span text:style-name="T5">KEP-</text:span><text:span text:style-name="T9">............ tanggal .............. telah </text:span><text:span text:style-name="T7">menjatuhkan hukuman disiplin sedang </text:span><text:span text:style-name="T9">berupa</text:span><text:span text:style-name="T23"> </text:span><text:span text:style-name="T1">penundaan kenaikan gaji berkala selama 1 (satu) tahun</text:span><text:span text:style-name="T2"> / </text:span><text:span text:style-name="T1">penundaan kenaikan pangkat selama 1 (satu) tahun</text:span><text:span text:style-name="T24"> </text:span><text:span text:style-name="T9">*) </text:span><text:span text:style-name="T7">sesuai </text:span><text:span text:style-name="T9">P</text:span><text:span text:style-name="T7">asal …… kepada </text:span><text:span text:style-name="T9">T</text:span><text:span text:style-name="T7">erlapor a</text:span><text:span text:style-name="T9">tas </text:span><text:span text:style-name="T7">n</text:span><text:span text:style-name="T9">ama</text:span><text:span text:style-name="T7"> ……, pangkat (Gol) ……, NIP/NRP. ……, jabatan……, karena telah terbukti melakukan </text:span><text:span text:style-name="T9">pelanggaran disiplin</text:span><text:span text:style-name="T7"> </text:span><text:span text:style-name="T9">yaitu</text:span><text:span text:style-name="T7"> ……(uraikan fakta perbuatan pelanggaran disiplin </text:span><text:span text:style-name="T9">T</text:span><text:span text:style-name="T7">erlapor), melanggar </text:span><text:span text:style-name="T9">P</text:span><text:span text:style-name="T7">asal …… (sebutkan pasal dan ketentuan perundang-undangan yang dilanggar </text:span><text:span text:style-name="T9">T</text:span><text:span text:style-name="T7">erlapor). </text:span></text:p>
      <text:p text:style-name="P42"/>
      <text:list xml:id="list36361131" text:continue-numbering="true" text:style-name="WW8Num4">
        <text:list-item>
          <text:p text:style-name="P29">KEBERATAN TERLAPOR</text:p>
        </text:list-item>
      </text:list>
      <text:p text:style-name="P43"><text:span text:style-name="T7">Terlapor telah mengajukan keberatan sebagai berikut </text:span><text:span text:style-name="T9">(</text:span><text:span text:style-name="T5">keberatan</text:span><text:span text:style-name="T9"> terlapor terlampir) :</text:span></text:p>
      <text:list xml:id="list5227637210770955224" text:style-name="WW8Num2">
        <text:list-item>
          <text:p text:style-name="P47">……………………….</text:p>
        </text:list-item>
        <text:list-item>
          <text:p text:style-name="P47">……………………….dst</text:p>
        </text:list-item>
      </text:list>
      <text:p text:style-name="P1"/>
      <text:list xml:id="list36350705" text:continue-list="list36361131" text:style-name="WW8Num4">
        <text:list-item>
          <text:p text:style-name="P29">TANGGAPAN ATAS KEBERATAN TERLAPOR</text:p>
        </text:list-item>
      </text:list>
      <text:p text:style-name="P41"><text:span text:style-name="T9">Tanggapan .................(diisi pejabat yang berwenang menghukum) atas keberatan terlapor pada pokoknya sebagai berikut (tanggapan atas keberatan </text:span><text:span text:style-name="T5">terlapor </text:span><text:span text:style-name="T9">terlampir):</text:span></text:p>
      <text:list xml:id="list305380531849952988" text:style-name="WW8Num1">
        <text:list-item>
          <text:p text:style-name="P48"><text:span text:style-name="T9">..........</text:span><text:span text:style-name="T5">....................</text:span></text:p>
        </text:list-item>
        <text:list-item>
          <text:p text:style-name="P48"><text:span text:style-name="T9">..........</text:span><text:span text:style-name="T5">.....................dst.</text:span></text:p>
        </text:list-item>
      </text:list>
      <text:p text:style-name="P49"/>
      <text:list xml:id="list36367987" text:continue-list="list36350705" text:style-name="WW8Num4">
        <text:list-item>
          <text:p text:style-name="P29">KESIMPULAN</text:p>
        </text:list-item>
      </text:list>
      <text:p text:style-name="P46">Berdasarkan keberatan dan tanggapan atas keberatan, dapat disimpulkan sebagai berikut :</text:p>
      <text:p text:style-name="P44">1. <text:tab/>…………………………</text:p>
      <text:p text:style-name="P45">2. <text:tab/>…………………………dst.</text:p>
      <text:list xml:id="list36343787" text:continue-numbering="true" text:style-name="WW8Num4">
        <text:list-item>
          <text:p text:style-name="P32">PENDAPAT</text:p>
        </text:list-item>
      </text:list>
      <text:p text:style-name="P35"><text:span text:style-name="T7">Berdasarkan hal-hal tersebut di atas kami berpendapat bahwa alasan keberatan yang diajukan oleh </text:span><text:span text:style-name="T9">T</text:span><text:span text:style-name="T7">erlapor a</text:span><text:span text:style-name="T9">tas </text:span><text:span text:style-name="T7">n</text:span><text:span text:style-name="T9">ama</text:span><text:span text:style-name="T7"> ……, pangkat (Gol) ……, NIP/NRP. ……, jabatan ……., </text:span><text:span text:style-name="T8">dapat dipertimbangkan</text:span><text:span text:style-name="T10"> </text:span><text:span text:style-name="T8">/ tidak dapat dipertimbangkan</text:span><text:span text:style-name="T10"> </text:span><text:span text:style-name="T8">*)</text:span><text:span text:style-name="T7"> untuk merubah hukuman disiplin yang akan dijatuhkan terhadap </text:span><text:span text:style-name="T9">T</text:span><text:span text:style-name="T7">erlapor.</text:span></text:p>
      <text:p text:style-name="P14"/>
      <text:list xml:id="list36360126" text:continue-numbering="true" text:style-name="WW8Num4">
        <text:list-item>
          <text:p text:style-name="P29">S A R A N</text:p>
        </text:list-item>
      </text:list>
      <text:p text:style-name="P40"><text:span text:style-name="T9">Berdasarkan hal tersebut kami </text:span><text:span text:style-name="T7">menyarankan agar terhadap Terlapor an. ……, pangkat (Gol) ……, NIP/NRP. ……, jabatan ……, yang dijatuhi hukuman disiplin sedang berupa </text:span><text:span text:style-name="T1">penundaan kenaikan gaji berkala selama 1 (satu) tahun</text:span><text:span text:style-name="T2"> / </text:span><text:span text:style-name="T1">penundaan kenaikan pangkat selama 1 (satu) tahun</text:span><text:span text:style-name="T24"> </text:span><text:span text:style-name="T9">*)</text:span><text:span text:style-name="T7"> sesuai pasal ……, </text:span><text:span text:style-name="T8">diubah hukumannya menjadi / tetap dijatuhi</text:span><text:span text:style-name="T10"> </text:span><text:span text:style-name="T7">*) hukuman disiplin …… berupa …… sesuai pasal ……. </text:span></text:p>
      <text:p text:style-name="P36"/>
      <text:list xml:id="list36350726" text:continue-numbering="true" text:style-name="WW8Num4">
        <text:list-item>
          <text:p text:style-name="P31"><text:span text:style-name="T10">KEPUTUSAN </text:span><text:span text:style-name="T8">JAKSA AGUNG R.I. </text:span></text:p>
        </text:list-item>
      </text:list>
      <text:p text:style-name="P50">------------------------------------------------------------------------------------------------------------------------------</text:p>
      <text:p text:style-name="P50">------------------------------------------------------------------------------------------------------------------------------</text:p>
      <text:p text:style-name="P2"><text:tab/></text:p>
      <text:p text:style-name="P10"><text:span text:style-name="T9"><text:tab/><text:tab/></text:span><text:span text:style-name="T7">Demikian kami sampaikan, kiranya dapat dimaklumi dan selanjutnya mohon petunjuk.</text:span></text:p>
      <text:p text:style-name="P1"/>
      <text:p text:style-name="P1"/>
      <text:p text:style-name="P51">JAKSA AGUNG MUDA PENGAWASAN,</text:p>
      <text:p text:style-name="P52"/>
      <text:p text:style-name="P52"/>
      <text:p text:style-name="P52"/>
      <text:p text:style-name="P53">……………………………………</text:p>
      <text:p text:style-name="P7"/>
      <text:p text:style-name="P7"/>
      <text:p text:style-name="P12"><text:span text:style-name="T14">Tembusan</text:span><text:span text:style-name="T15">: (tanpa lampiran)</text:span></text:p>
      <text:list xml:id="list3434007863070760105" text:style-name="WW8Num3">
        <text:list-item>
          <text:p text:style-name="P54"><text:span text:style-name="T15">Yth</text:span><text:span text:style-name="T17">.....</text:span></text:p>
        </text:list-item>
        <text:list-item>
          <text:p text:style-name="P54"><text:span text:style-name="T16">.</text:span><text:span text:style-name="T17">.........</text:span></text:p>
        </text:list-item>
      </text:list>
      <text:p text:style-name="P55"><text:s text:c="7"/>--------------------------------------</text:p>
      <text:p text:style-name="P8"/>
      <text:p text:style-name="P12"><text:span text:style-name="T18">Catatan</text:span><text:span text:style-name="T20"> :</text:span></text:p>
      <text:p text:style-name="P13"><text:span text:style-name="T19">*) <text:s text:c="2"/></text:span><text:span text:style-name="T22">Dipilih sesuai penggunaan</text:span></text:p>
      <text:p text:style-name="P9">**) Diisi pejabat yang menetapkan SK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text-align="center" style:justify-single-word="false" fo:keep-with-next="always"/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Endnote" style:family="paragraph" style:parent-style-name="Standard" style:class="extra">
      <style:text-properties fo:font-size="10pt" fo:language="en" fo:country="US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00" style:font-name="Arial" fo:font-size="10pt" fo:language="en" fo:country="US" style:font-size-asian="10pt" style:font-name-complex="Arial" style:font-size-complex="10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-complex="Times New Roman"/>
    </style:style>
    <style:style style:name="WW8Num2z1" style:family="text">
      <style:text-properties style:font-name-complex="Times New Roman"/>
    </style:style>
    <style:style style:name="WW8Num3z0" style:family="text">
      <style:text-properties fo:language="en" fo:country="GB" style:font-name-complex="Ari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Arial" fo:font-size="10pt" fo:font-weight="normal" style:font-size-asian="10pt" style:font-weight-asian="normal" style:font-name-complex="Times New Roman" style:font-size-complex="10pt" style:font-weight-complex="bold"/>
    </style:style>
    <style:style style:name="WW8Num4z1" style:family="text">
      <style:text-properties fo:color="#000000" style:font-name="Arial" fo:font-size="10pt" style:font-size-asian="10pt" style:font-name-complex="Times New Roman" style:font-size-complex="10pt"/>
    </style:style>
    <style:style style:name="Default_20_Paragraph_20_Font" style:display-name="Default Paragraph Font" style:family="text"/>
    <style:style style:name="Heading_20_7_20_Char" style:display-name="Heading 7 Char" style:family="text" style:parent-style-name="Default_20_Paragraph_20_Font">
      <style:text-properties style:font-name="Arial" fo:font-size="12pt" fo:language="en" fo:country="US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2pt" style:font-weight-complex="bold"/>
    </style:style>
    <style:style style:name="Endnote_20_Text_20_Char" style:display-name="Endnote Text Char" style:family="text" style:parent-style-name="Default_20_Paragraph_20_Fon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Header_20_Char" style:display-name="Header Char" style:family="text" style:parent-style-name="Default_20_Paragraph_20_Font">
      <style:text-properties style:font-name="Times New Roman" fo:font-size="12pt" fo:language="en" fo:country="GB" style:font-name-asian="Times New Roman" style:font-size-asian="12pt" style:font-name-complex="Times New Roman" style:font-size-complex="12pt"/>
    </style:style>
    <style:style style:name="Footer_20_Char" style:display-name="Footer Char" style:family="text" style:parent-style-name="Default_20_Paragraph_20_Font">
      <style:text-properties style:font-name="Times New Roman" fo:font-size="12pt" fo:language="en" fo:country="GB" style:font-name-asian="Times New Roman" style:font-size-asian="12pt" style:font-name-complex="Times New Roman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4689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374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5374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374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374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2.5374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37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3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1.6252in" fo:text-indent="-0.1252in" fo:margin-left="1.6252in"/>
        </style:list-level-properties>
      </text:list-level-style-number>
      <text:list-level-style-number text:level="4" text:style-name="WW8Num2z1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5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6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3.1252in" fo:text-indent="-0.1252in" fo:margin-left="3.1252in"/>
        </style:list-level-properties>
      </text:list-level-style-number>
      <text:list-level-style-number text:level="7" text:style-name="WW8Num2z1" style:num-suffix="." style:num-format="1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number>
      <text:list-level-style-number text:level="8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</text:list-level-style-number>
      <text:list-level-style-number text:level="9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4.6252in" fo:text-indent="-0.1252in" fo:margin-left="4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I">
        <style:list-level-properties text:list-level-position-and-space-mode="label-alignment">
          <style:list-level-label-alignment text:label-followed-by="listtab" text:list-tab-stop-position="0.5in" fo:text-indent="-0.5in" fo:margin-left="0.8752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number text:level="3" text:style-name="WW8Num4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252in"/>
        </style:list-level-properties>
      </text:list-level-style-number>
      <text:list-level-style-number text:level="4" text:style-name="WW8Num4z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2.1252in"/>
        </style:list-level-properties>
      </text:list-level-style-number>
      <text:list-level-style-number text:level="5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252in"/>
        </style:list-level-properties>
      </text:list-level-style-number>
      <text:list-level-style-number text:level="6" text:style-name="WW8Num4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252in"/>
        </style:list-level-properties>
      </text:list-level-style-number>
      <text:list-level-style-number text:level="7" text:style-name="WW8Num4z1" style:num-suffix="." style:num-format="1">
        <style:list-level-properties text:list-level-position-and-space-mode="label-alignment">
          <style:list-level-label-alignment text:label-followed-by="listtab" fo:text-indent="-0.25in" fo:margin-left="3.6252in"/>
        </style:list-level-properties>
      </text:list-level-style-number>
      <text:list-level-style-number text:level="8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252in"/>
        </style:list-level-properties>
      </text:list-level-style-number>
      <text:list-level-style-number text:level="9" text:style-name="WW8Num4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4.0626in" fo:margin-right="0in" fo:text-align="justify" style:justify-single-word="false" fo:text-indent="0in" style:auto-text-indent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8pt" style:font-size-asian="8pt" style:font-name-complex="Arial" style:font-size-complex="9pt"/>
    </style:style>
    <style:style style:name="MT2" style:family="text">
      <style:text-properties style:font-name="Arial" fo:font-size="8pt" fo:language="en" fo:country="US" style:font-size-asian="8pt" style:font-name-complex="Arial" style:font-size-complex="9pt"/>
    </style:style>
    <style:page-layout style:name="Mpm1">
      <style:page-layout-properties fo:page-width="8.2681in" fo:page-height="11.6929in" style:num-format="1" style:print-orientation="portrait" fo:margin-top="0.4902in" fo:margin-bottom="0.4902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98in" fo:margin-bottom="0.4709in" style:dynamic-spacing="true"/>
      </style:header-style>
      <style:footer-style>
        <style:header-footer-properties fo:min-height="0.5098in" fo:margin-top="0.470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Lampiran </text:span><text:span text:style-name="MT2">Petunjuk Pelaksanaan JAMWAS</text:span><text:span text:style-name="MT1"> Nomor : </text:span><text:span text:style-name="MT2">01</text:span><text:span text:style-name="MT1">/</text:span><text:span text:style-name="MT2">H</text:span><text:span text:style-name="MT1">/</text:span><text:span text:style-name="MT2">Hjw</text:span><text:span text:style-name="MT1">/0</text:span><text:span text:style-name="MT2">4</text:span><text:span text:style-name="MT1">//2011 tanggal </text:span><text:span text:style-name="MT2">01</text:span><text:span text:style-name="MT1"> </text:span><text:span text:style-name="MT2">April</text:span><text:span text:style-name="MT1"> 2011 tentang </text:span><text:span text:style-name="MT2">Teknis Penanganan Laporan Pengaduan dan Tata Kelola Administrasi Bidang Pengawasan</text:span></text:p>
        <text:p text:style-name="Header"/>
      </style:header>
      <style:footer>
        <text:p text:style-name="MP2"><text:page-number text:select-page="current">1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yatul firman</meta:initial-creator>
    <meta:creation-date>2010-10-16T03:23:00</meta:creation-date>
    <dc:creator>CHANGE_ME1</dc:creator>
    <dc:date>2011-04-01T10:14:00</dc:date>
    <meta:print-date>2010-11-06T09:17:00</meta:print-date>
    <meta:editing-cycles>17</meta:editing-cycles>
    <meta:editing-duration>PT48M</meta:editing-duration>
    <meta:document-statistic meta:table-count="1" meta:image-count="0" meta:object-count="0" meta:page-count="2" meta:paragraph-count="69" meta:word-count="437" meta:character-count="3752"/>
    <meta:generator>OpenOffice/4.1.1$Win32 OpenOffice.org_project/411m6$Build-9775</meta:generator>
  </office:meta>
</office:document-meta>
</file>